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3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3" style:family="paragraph" style:parent-style-name="Standard" style:list-style-name="L1">
      <style:text-properties style:font-name="Arial" fo:font-size="16pt" style:font-size-asian="16pt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1351656" text:id="ct18135165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81353424" text:id="ct1813534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81351864" text:id="ct181351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81352384" text:id="ct18135238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06121562307137755" text:style-name="L1">
        <text:list-item>
          <text:p text:style-name="P4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3"/>
        </text:list-item>
      </text:list>
      <text:p text:style-name="Standard"/>
      <text:p text:style-name="P15"/>
      <text:p text:style-name="P2"><text:change text:change-id="ct18135165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6"><text:change text:change-id="ct181353424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5"/>
      <text:p text:style-name="P16"/>
      <text:p text:style-name="P24"/>
      <text:p text:style-name="P4"><text:change text:change-id="ct181351864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<text:soft-page-break/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><text:soft-page-break/></text:p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<text:soft-page-break/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<text:soft-page-break/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<text:soft-page-break/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><text:soft-page-break/></text:p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oft-page-break/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<text:soft-page-break/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oft-page-break/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><text:soft-page-break/></text:p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<text:soft-page-break/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<text:soft-page-break/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<text:soft-page-break/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<text:soft-page-break/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<text:soft-page-break/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><text:soft-page-break/></text:p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oft-page-break/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><text:soft-page-break/></text:p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><text:soft-page-break/></text:p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ext:soft-page-break/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</text:p>
            <text:p text:style-name="P26">לַיהוָה וַיִּדְּרוּ </text:p>
            <text:p text:style-name="P26">נְדָרִים</text:p>
          </table:table-cell>
          <table:table-cell table:style-name="表26.B1" office:value-type="string">
            <text:p text:style-name="P27"/>
            <text:p text:style-name="P27"/>
            <text:p text:style-name="P27">and to fear / the men / fearing</text:p>
            <text:p text:style-name="P27"/>
            <text:p text:style-name="P27">great / entity – jehovah</text:p>
            <text:p text:style-name="P27"/>
            <text:p text:style-name="P27">and to slaughter – a slaughter</text:p>
            <text:p text:style-name="P27"/>
            <text:p text:style-name="P27">to jehovah / and to promise</text:p>
            <text:p text:style-name="P27"/>
            <text:p text:style-name="P27">promises</text:p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</text:p>
            <text:p text:style-name="P26"><text:soft-page-break/><text:s/>דָּג גָּדוֹל לִבְלֹעַ </text:p>
            <text:p text:style-name="P26"/>
            <text:p text:style-name="P26">אֶת־יוֹנָה וַיְהִי </text:p>
            <text:p text:style-name="P26">יוֹנָה בִּמְעֵי הַדָּג </text:p>
            <text:p text:style-name="P26">שְׁלֹשָׁה יָמִים וּשְׁלֹשָׁה לֵילוֹת</text:p>
          </table:table-cell>
          <table:table-cell table:style-name="表26.B2" office:value-type="string">
            <text:p text:style-name="P27"/>
            <text:p text:style-name="P27"/>
            <text:p text:style-name="P27">and to weigh out / jehovah</text:p>
            <text:p text:style-name="P27"/>
            <text:p text:style-name="P27"><text:soft-page-break/></text:p>
            <text:p text:style-name="P27">a fish / great / towards to make away</text:p>
            <text:p text:style-name="P27"/>
            <text:p text:style-name="P27">entity – jonah / and to exist</text:p>
            <text:p text:style-name="P27"/>
            <text:p text:style-name="P27">jonah / in intestines / the fish</text:p>
            <text:p text:style-name="P27"/>
            <text:p text:style-name="P27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6">2:1</text:p>
            <text:p text:style-name="P26">וַיִּתְפַּלֵּל יוֹנָה אֶל־יְהוָה אֱלֹהָיו מִמְּעֵי הַדָּגָה</text:p>
          </table:table-cell>
          <table:table-cell table:style-name="表27.B1" office:value-type="string">
            <text:p text:style-name="P27"/>
            <text:p text:style-name="P27"/>
            <text:p text:style-name="P27">and to pray / jonah / to – jehovah</text:p>
            <text:p text:style-name="P27"/>
            <text:p text:style-name="P27">gods + his / from intestines / fish</text:p>
          </table:table-cell>
        </table:table-row>
        <table:table-row>
          <table:table-cell table:style-name="表27.A2" office:value-type="string">
            <text:p text:style-name="P26">2:2</text:p>
            <text:p text:style-name="P26">וַיֹּאמֶר קָרָאתִי מִצָּרָה לִי אֶל־יְהוָה</text:p>
            <text:p text:style-name="P26"><text:s/>וַיַּעֲנֵנִי מִבֶּטֶן </text:p>
            <text:p text:style-name="P26"><text:soft-page-break/></text:p>
            <text:p text:style-name="P26">שְׁאוֹל שִׁוַּעְתִּי שָׁמַעְתָּ קוֹלִי</text:p>
          </table:table-cell>
          <table:table-cell table:style-name="表27.B2" office:value-type="string">
            <text:p text:style-name="P27"/>
            <text:p text:style-name="P27"/>
            <text:p text:style-name="P27">and to say / to call out / from tightness</text:p>
            <text:p text:style-name="P27">towads + his / to – jehovah</text:p>
            <text:p text:style-name="P27"/>
            <text:p text:style-name="P27">and to respond + me / from <text:soft-page-break/>hollow</text:p>
            <text:p text:style-name="P27"/>
            <text:p text:style-name="P27">hades / to be free / to hear</text:p>
            <text:p text:style-name="P27"/>
            <text:p text:style-name="P27">voice + my</text:p>
          </table:table-cell>
        </table:table-row>
        <table:table-row>
          <table:table-cell table:style-name="表27.A2" office:value-type="string">
            <text:p text:style-name="P26">2:3</text:p>
            <text:p text:style-name="P26">וַתַּשְׁלִיכֵנִי מְצוּלָה</text:p>
            <text:p text:style-name="P26"/>
            <text:p text:style-name="P26"><text:s/>בִּלְבַב יַמִּים וְנָהָר יְסֹבְבֵנִי כָּל־מִשְׁבָּרֶי</text:p>
            <text:p text:style-name="P26">*</text:p>
            <text:p text:style-name="P26">וְגַלֶּי</text:p>
            <text:p text:style-name="P26">*</text:p>
            <text:p text:style-name="P26">עָלַי עָבָרוּ</text:p>
          </table:table-cell>
          <table:table-cell table:style-name="表27.B2" office:value-type="string">
            <text:p text:style-name="P27"/>
            <text:p text:style-name="P27"/>
            <text:p text:style-name="P27">and to throw out + me / a deep place</text:p>
            <text:p text:style-name="P27"/>
            <text:p text:style-name="P27"/>
            <text:p text:style-name="P27">to the heart / seas / and a steam</text:p>
            <text:p text:style-name="P27"/>
            <text:p text:style-name="P27">to surround + me / all – breaker + thy</text:p>
            <text:p text:style-name="P27"/>
            <text:p text:style-name="P27">and a heap + thy</text:p>
            <text:p text:style-name="P27"/>
            <text:p text:style-name="P27"/>
            <text:p text:style-name="P27"/>
            <text:p text:style-name="P27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6">2:4</text:p>
            <text:p text:style-name="P26"><text:soft-page-break/>וַאֲנִי אָמַרְתִּי נִגְרַשְׁתִּי מִנֶּגֶד עֵינֶי</text:p>
            <text:p text:style-name="P26">*</text:p>
            <text:p text:style-name="P26">אַ</text:p>
            <text:p text:style-name="P26">#</text:p>
            <text:p text:style-name="P26">אוֹסִיף לְהַבִּיט אֶל־הֵיכַל</text:p>
            <text:p text:style-name="P26"><text:s/>קָדְשֶׁ</text:p>
            <text:p text:style-name="P26">*</text:p>
          </table:table-cell>
          <table:table-cell table:style-name="表28.B1" office:value-type="string">
            <text:p text:style-name="P27"/>
            <text:p text:style-name="P27"/>
            <text:p text:style-name="P27"><text:soft-page-break/>and I / to say / to drive out</text:p>
            <text:p text:style-name="P27"/>
            <text:p text:style-name="P27">from a front / eye + thy</text:p>
            <text:p text:style-name="P27"/>
            <text:p text:style-name="P27"/>
            <text:p text:style-name="P27"/>
            <text:p text:style-name="P27">surely</text:p>
            <text:p text:style-name="P27"/>
            <text:p text:style-name="P27"/>
            <text:p text:style-name="P27">to add / towards to scan / towards – temple</text:p>
            <text:p text:style-name="P27"/>
            <text:p text:style-name="P27">sacred place + thy</text:p>
          </table:table-cell>
        </table:table-row>
        <table:table-row>
          <table:table-cell table:style-name="表28.A2" office:value-type="string">
            <text:p text:style-name="P26">2:5</text:p>
            <text:p text:style-name="P26">אֲפָפוּנִי מַיִם </text:p>
            <text:p text:style-name="P26">עַד־נֶפֶשׁ תְּהוֹם </text:p>
            <text:p text:style-name="P26">יְסֹבְבֵנִי סוּף </text:p>
            <text:p text:style-name="P26">חָבוּשׁ לְרֹאשִׁי</text:p>
          </table:table-cell>
          <table:table-cell table:style-name="表28.B2" office:value-type="string">
            <text:p text:style-name="P27"/>
            <text:p text:style-name="P27"/>
            <text:p text:style-name="P27">to surround + me / water</text:p>
            <text:p text:style-name="P27"/>
            <text:p text:style-name="P27">as far as – vitality / an abyss</text:p>
            <text:p text:style-name="P27"/>
            <text:p text:style-name="P27">to surround + me / papyrus</text:p>
            <text:p text:style-name="P27">to wrap / towards head + my</text:p>
          </table:table-cell>
        </table:table-row>
        <table:table-row>
          <table:table-cell table:style-name="表28.A2" office:value-type="string">
            <text:p text:style-name="P26">2:6</text:p>
            <text:p text:style-name="P26">לְקִצְבֵי הָרִים</text:p>
            <text:p text:style-name="P26"><text:s/>יָרַדְתִּי הָאָרֶץ בְּרִחֶיהָ בַעֲדִי לְעוֹלָם</text:p>
            <text:p text:style-name="P26"><text:s/>וַתַּעַל מִשַּׁחַת </text:p>
            <text:p text:style-name="P26">חַיַּי יְהוָה אֱלֹהָי</text:p>
          </table:table-cell>
          <table:table-cell table:style-name="表28.B2" office:value-type="string">
            <text:p text:style-name="P27"/>
            <text:p text:style-name="P27"/>
            <text:p text:style-name="P27">towards base / mountains</text:p>
            <text:p text:style-name="P27"/>
            <text:p text:style-name="P27">to descend / the land / a bolt + her</text:p>
            <text:p text:style-name="P27">against + me / towards eternity</text:p>
            <text:p text:style-name="P27"/>
            <text:p text:style-name="P27">and to ascend / from a pit</text:p>
            <text:p text:style-name="P27"/>
            <text:p text:style-name="P27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>@@@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6"/>
          </table:table-cell>
          <table:table-cell table:style-name="表2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181352384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><text:soft-page-break/></text:p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><text:soft-page-break/></text:p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8213014792284916052" text:style-name="L2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22T12:12:36.89</dc:date>
    <dc:creator>iwabuchi ken</dc:creator>
    <meta:editing-duration>P4DT11H31M17S</meta:editing-duration>
    <meta:editing-cycles>245</meta:editing-cycles>
    <meta:generator>OpenOffice/4.1.3$Win32 OpenOffice.org_project/413m1$Build-9783</meta:generator>
    <meta:document-statistic meta:table-count="34" meta:image-count="0" meta:object-count="0" meta:page-count="35" meta:paragraph-count="868" meta:word-count="3877" meta:character-count="20439"/>
  </office:meta>
</office:document-meta>
</file>